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office:value-type="float" office:value="4371519" calcext:value-type="float">
            <text:p>437151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37439" calcext:value-type="float">
            <text:p>637439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26" office:value-type="float" office:value="37435835" calcext:value-type="float">
            <text:p>37435835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24808" calcext:value-type="float">
            <text:p>412480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office:value-type="float" office:value="4379088" calcext:value-type="float">
            <text:p>437908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37561" calcext:value-type="float">
            <text:p>637561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7466718" calcext:value-type="float">
            <text:p>37466718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31332" calcext:value-type="float">
            <text:p>413133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office:value-type="float" office:value="4387705" calcext:value-type="float">
            <text:p>4387705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8798" calcext:value-type="float">
            <text:p>638798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7736986" calcext:value-type="float">
            <text:p>3773698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48555" calcext:value-type="float">
            <text:p>414855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office:value-type="float" office:value="4399441" calcext:value-type="float">
            <text:p>439944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0089" calcext:value-type="float">
            <text:p>64008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37894996" calcext:value-type="float">
            <text:p>3789499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63495" calcext:value-type="float">
            <text:p>416349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office:value-type="float" office:value="4411086" calcext:value-type="float">
            <text:p>4411086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1346" calcext:value-type="float">
            <text:p>64134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8072656" calcext:value-type="float">
            <text:p>3807265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76518" calcext:value-type="float">
            <text:p>417651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office:value-type="float" office:value="4421897" calcext:value-type="float">
            <text:p>442189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3112" calcext:value-type="float">
            <text:p>643112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38231787" calcext:value-type="float">
            <text:p>38231787</text:p>
          </table:table-cell>
          <table:table-cell table:style-name="ce26" office:value-type="float" office:value="64932" calcext:value-type="float">
            <text:p>6493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26" office:value-type="float" office:value="4192095" calcext:value-type="float">
            <text:p>419209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1" calcext:value-type="date">
            <text:p>08/2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2" calcext:value-type="date">
            <text:p>08/22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3" calcext:value-type="date">
            <text:p>08/23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4" calcext:value-type="date">
            <text:p>08/24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5" calcext:value-type="date">
            <text:p>08/2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68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19:13:45.8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19T19:17:07.508000000</dc:date>
    <meta:editing-duration>PT5H33M34S</meta:editing-duration>
    <meta:editing-cycles>66</meta:editing-cycles>
    <meta:generator>LibreOffice/7.1.4.2$Windows_X86_64 LibreOffice_project/a529a4fab45b75fefc5b6226684193eb000654f6</meta:generator>
    <meta:document-statistic meta:table-count="1" meta:cell-count="4843" meta:object-count="0"/>
  </office:meta>
</office:document-meta>
</file>